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style:font-size-asian="12pt" style:font-size-complex="12pt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1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ff" style:font-name="Arial" fo:font-size="32pt" style:text-underline-style="none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fo:background-color="#ccffff">
        <style:background-image/>
      </style:paragraph-properties>
      <style:text-properties fo:color="#3333ff" style:font-name="Times New Roman" fo:font-size="12pt" style:text-underline-style="none" style:font-size-asian="12pt" style:font-size-complex="12pt"/>
    </style:style>
    <style:style style:name="T1" style:family="text">
      <style:text-properties fo:color="#ff00ff"/>
    </style:style>
    <style:style style:name="T2" style:family="text">
      <style:text-properties fo:color="#ff00ff" style:text-underline-style="none"/>
    </style:style>
    <style:style style:name="T3" style:family="text">
      <style:text-properties style:font-name="Times New Roman" fo:font-size="12pt" style:text-underline-style="none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3333ff"/>
    </style:style>
    <style:style style:name="T7" style:family="text">
      <style:text-properties fo:color="#3333ff" style:font-name="Times New Roman"/>
    </style:style>
    <style:style style:name="T8" style:family="text">
      <style:text-properties fo:color="#3333ff" style:font-name="Times New Roman" fo:font-style="italic" style:text-underline-style="none" style:font-style-asian="italic" style:font-style-complex="italic"/>
    </style:style>
    <style:style style:name="T9" style:family="text">
      <style:text-properties fo:color="#3333ff" style:font-name="Times New Roman" fo:font-style="italic" style:font-style-asian="italic" style:font-style-complex="italic"/>
    </style:style>
    <style:style style:name="T10" style:family="text">
      <style:text-properties fo:color="#3333ff"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3333ff" style:font-name="Times New Roman" fo:font-style="normal" style:text-underline-style="none" style:font-style-asian="normal" style:font-style-complex="normal"/>
    </style:style>
    <style:style style:name="T12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3333ff" style:font-name="Times New Roman" fo:font-style="normal" style:font-style-asian="normal" style:font-style-complex="normal"/>
    </style:style>
    <style:style style:name="T14" style:family="text">
      <style:text-properties fo:color="#3333ff" style:font-name="Times New Roman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3333ff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color="#3333ff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style:font-name="Times New Roman" style:text-underline-style="none"/>
    </style:style>
    <style:style style:name="T18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9" style:family="text">
      <style:text-properties fo:color="#3333ff" style:font-name="Times New Roman" fo:font-size="12pt" fo:font-style="normal" style:font-size-asian="12pt" style:font-style-asian="normal" style:font-size-complex="12pt" style:font-style-complex="normal"/>
    </style:style>
    <style:style style:name="T20" style:family="text">
      <style:text-properties fo:color="#3333ff"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21" style:family="text">
      <style:text-properties fo:color="#3333ff" style:font-name="Times New Roman" style:text-underline-style="solid" style:text-underline-width="auto" style:text-underline-color="font-color"/>
    </style:style>
    <style:style style:name="T22" style:family="text">
      <style:text-properties fo:color="#3333ff" style:text-underline-style="non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search Presentation</text:p>
      <text:p text:style-name="P5"/>
      <text:p text:style-name="P14"/>
      <text:p text:style-name="P19">Sampletalk Research:</text:p>
      <text:p text:style-name="P12">Nature-inspired algorithm design </text:p>
      <text:p text:style-name="P13"><text:span text:style-name="T23">and analysis</text:span> </text:p>
      <text:p text:style-name="P17"/>
      <text:p text:style-name="P1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3"/></text:a></text:p>
      <text:p text:style-name="P1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17">Definition of 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8">Alternative Programming</text:span></text:a></text:p>
      <text:p text:style-name="P15">by a comparison with <text:span text:style-name="T24">Alternative Medicine </text:span></text:p>
      <text:p text:style-name="P15">(Slideshow)</text:p>
      <text:p text:style-name="P8"/>
      <text:p text:style-name="P4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11">The philosophy of programming by 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8">samples</text:span></text:a><text:span text:style-name="T12"> </text:span></text:p>
      <text:p text:style-name="P6">(Slideshow)</text:p>
      <text:p text:style-name="P9"/>
      <text:p text:style-name="P2"><text:a xlink:type="simple" xlink:href="https://sampletalk.github.io/SampletalkLanguage.html" text:style-name="Internet_20_link" text:visited-style-name="Visited_20_Internet_20_Link"><text:span text:style-name="T22">Description of </text:span></text:a><text:a xlink:type="simple" xlink:href="https://sampletalk.github.io/SampletalkLanguage.html" text:style-name="Internet_20_link" text:visited-style-name="Visited_20_Internet_20_Link"><text:span text:style-name="T2">Sampletalk</text:span></text:a><text:a xlink:type="simple" xlink:href="https://sampletalk.github.io/SampletalkLanguage.html" text:style-name="Internet_20_link" text:visited-style-name="Visited_20_Internet_20_Link"><text:span text:style-name="T22"> language and compiler</text:span></text:a></text:p>
      <text:p text:style-name="P15">Data processing example abstraction immediately becomes </text:p>
      <text:p text:style-name="P15">a useful program if text matching is in focus. </text:p>
      <text:p text:style-name="P15">Program examples and experiments.</text:p>
      <text:p text:style-name="P8"/>
      <text:p text:style-name="P3"><text:a xlink:type="simple" xlink:href="https://link.springer.com/chapter/10.1007/978-3-642-02097-1_6" text:style-name="Internet_20_link" text:visited-style-name="Visited_20_Internet_20_Link"><text:span text:style-name="T18">Generalization of First Order Predicate Calculus</text:span></text:a></text:p>
      <text:p text:style-name="P16"><text:span text:style-name="T24">Alternative</text:span> treatment of First Order Logic: </text:p>
      <text:p text:style-name="P16">theoretical analysis</text:p>
      <text:p text:style-name="P10"/>
      <text:p text:style-name="P2"><text:a xlink:type="simple" xlink:href="https://docs.google.com/document/d/e/2PACX-1vQyfnT4N2V9C7WdLqjvcvVN0TnbTLIvoTZCfQBa9DdKkUlh2aMXWoOGTbp_yvPJTA/pub" text:style-name="Internet_20_link" text:visited-style-name="Visited_20_Internet_20_Link"><text:span text:style-name="T22">Automatic synthesis of Sampletalk programs</text:span></text:a></text:p>
      <text:p text:style-name="P16">Inductive reasoning for the extraction of useful algorithms </text:p>
      <text:p text:style-name="P7">immediately from text data</text:p>
      <text:p text:style-name="P10"/>
      <text:p text:style-name="P2"><text:a xlink:type="simple" xlink:href="https://www.aaai.org/Papers/Workshops/2005/WS-05-05/WS05-05-010.pdf" text:style-name="Internet_20_link" text:visited-style-name="Visited_20_Internet_20_Link"><text:span text:style-name="T22">Verbal Description Generalization</text:span></text:a></text:p>
      <text:p text:style-name="P16"><text:span text:style-name="T24">Alternative</text:span> treatment of Knowledge Representation</text:p>
      <text:p text:style-name="P7"/>
      <text:p text:style-name="P2"><text:a xlink:type="simple" xlink:href="https://arxiv.org/abs/1310.7170" text:style-name="Internet_20_link" text:visited-style-name="Visited_20_Internet_20_Link"><text:span text:style-name="T22">Object Recognition System Design</text:span></text:a></text:p>
      <text:p text:style-name="P16">for finding objects in images</text:p>
      <text:p text:style-name="P10"/>
      <text:p text:style-name="P2"><text:a xlink:type="simple" xlink:href="https://arxiv.org/abs/1401.6126" text:style-name="Internet_20_link" text:visited-style-name="Visited_20_Internet_20_Link"><text:span text:style-name="T22">Universal Classification System</text:span></text:a></text:p>
      <text:p text:style-name="P16">for classification of multiple objects in images</text:p>
      <text:p text:style-name="P7"/>
      <text:p text:style-name="P16"/>
      <text:p text:style-name="P2"><text:a xlink:type="simple" xlink:href="https://sampletalk.github.io/contact-form.html" text:style-name="Internet_20_link" text:visited-style-name="Visited_20_Internet_20_Link"><text:span text:style-name="T22">Contact us</text:span></text:a></text:p>
      <text:p text:style-name="P16"/>
      <text:p text:style-name="P7"/>
      <text:p text:style-name="P16"/>
      <text:p text:style-name="P7"/>
      <text:p text:style-name="P16"/>
      <text:p text:style-name="P1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3T09:29:15.38</dc:date>
    <meta:generator>OpenOffice/4.1.11$Win32 OpenOffice.org_project/4111m1$Build-9808</meta:generator>
    <meta:editing-duration>PT9H29M34S</meta:editing-duration>
    <meta:editing-cycles>147</meta:editing-cycles>
    <meta:document-statistic meta:table-count="0" meta:image-count="0" meta:object-count="0" meta:page-count="1" meta:paragraph-count="26" meta:word-count="112" meta:character-count="884"/>
  </office:meta>
</office:document-meta>
</file>